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fo:font-size="10pt" style:font-size-asian="10pt" style:font-name-complex="David" style:font-size-complex="10pt"/>
    </style:style>
    <style:style style:name="T5" style:family="text">
      <style:text-properties style:font-name-complex="David"/>
    </style:style>
    <style:style style:name="T6" style:family="text">
      <style:text-properties style:font-name-complex="David"/>
    </style:style>
    <style:style style:name="T7" style:family="text">
      <style:text-properties style:font-name-complex="David"/>
    </style:style>
    <style:style style:name="T8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10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8">6011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5"><text:s text:c="2"/>מועדון כושר </text:span><text:span text:style-name="T5">VIM</text:span></text:p>
      <text:p text:style-name="P1"><text:span text:style-name="T1">כתובת</text:span><text:span text:style-name="T2"> </text:span><text:span text:style-name="T1"><text:s text:c="2"/></text:span><text:span text:style-name="T5">ילדי טהרן 5 קומה עליונה ב </text:span><text:span text:style-name="T5">G</text:span><text:span text:style-name="T5">-3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5"> <text:s text:c="9"/>03-9439333 <text:s text:c="129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5"> <text:s text:c="3"/>מנהל הסניף <text:s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5"> <text:s text:c="5"/>בלוח פיקוד כבאים בכניסה ראשית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5">לא קיים</text:span><text:span text:style-name="T3">. קיים חיבור מערכות חירום </text:span><text:span text:style-name="T3">–</text:span><text:span text:style-name="T3"> מפוחים לשדה חיוני בבניין</text:span></text:p>
      <text:p text:style-name="P1"><text:span text:style-name="T1">מיקום ברזי כיבוי עיקריים "3</text:span><text:span text:style-name="T5"> ברחבות הערכות לכיבוי אש במבנה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אייל סוה</text:p>
          </table:table-cell>
          <table:table-cell table:style-name="Table2.A1" office:value-type="string">
            <text:p text:style-name="P14">מנהל תפעו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6201051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סידני בן לולו</text:p>
          </table:table-cell>
          <table:table-cell table:style-name="Table2.A1" office:value-type="string">
            <text:p text:style-name="P14">אחזקה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2205419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ליאור חבי</text:p>
          </table:table-cell>
          <table:table-cell table:style-name="Table2.A1" office:value-type="string">
            <text:p text:style-name="P14">אחזקה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2205418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9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חדר מכונות כריכה- אחסון חומ"ס כמפורט בטבלה ממקום בקומת קרקע בצד הצפוני של המבנה</text:p>
          </table:table-cell>
        </table:table-row>
        <table:table-row table:style-name="Table3.1">
          <table:table-cell table:style-name="Table3.A1" office:value-type="string">
            <text:p text:style-name="P1"><text:span text:style-name="T5">חדר הסקה- הסקת מים לבריכה ומלתחות . מערכת </text:span><text:span text:style-name="T5">UPS </text:span><text:span text:style-name="T5"><text:s/>גיבוי מערכת מחשוב</text:span></text:p>
          </table:table-cell>
        </table:table-row>
        <table:table-row table:style-name="Table3.1">
          <table:table-cell table:style-name="Table3.A1" office:value-type="string">
            <text:p text:style-name="P14">גפ"מ- ביזור המסעדה בחדר כושר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5"><text:s text:c="162"/></text:span><text:span text:style-name="T10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14">חומצת מלח</text:p>
          </table:table-cell>
          <table:table-cell table:style-name="Table4.A1" office:value-type="string">
            <text:p text:style-name="P14">1789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4">חדר מכונות</text:p>
          </table:table-cell>
        </table:table-row>
        <table:table-row table:style-name="Table4.1">
          <table:table-cell table:style-name="Table4.A1" office:value-type="string">
            <text:p text:style-name="P14">תמיסת כלור</text:p>
          </table:table-cell>
          <table:table-cell table:style-name="Table4.A1" office:value-type="string">
            <text:p text:style-name="P14">1791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4">חדר מכונות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מועדון הכושר הוא חלק ממבנה גדול כן 3 קומות</text:p>
          </table:table-cell>
        </table:table-row>
        <table:table-row table:style-name="Table5.1">
          <table:table-cell table:style-name="Table5.A1" office:value-type="string">
            <text:p text:style-name="P14">צובר גפ"מ של הבניין בצד הצפוני של המבנה, ברז גז ראשי ממקום כסמוך לחדר הסקה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><text:soft-page-break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5T08:38:00</meta:creation-date>
    <dc:creator>מיכאל נפתלייב</dc:creator>
    <dc:date>2013-08-15T08:38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61" meta:word-count="217" meta:character-count="1722"/>
    <meta:generator>OpenOffice/4.0.1$Win32 OpenOffice.org_project/401m5$Build-9714</meta:generator>
  </office:meta>
</office:document-meta>
</file>